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17in" style:rel-column-width="6545*"/>
    </style:style>
    <style:style style:name="Table1.B" style:family="table-column">
      <style:table-column-properties style:column-width="0.6847in" style:rel-column-width="6479*"/>
    </style:style>
    <style:style style:name="Table1.C" style:family="table-column">
      <style:table-column-properties style:column-width="0.8104in" style:rel-column-width="7669*"/>
    </style:style>
    <style:style style:name="Table1.E" style:family="table-column">
      <style:table-column-properties style:column-width="0.8792in" style:rel-column-width="8320*"/>
    </style:style>
    <style:style style:name="Table1.F" style:family="table-column">
      <style:table-column-properties style:column-width="0.7465in" style:rel-column-width="7064*"/>
    </style:style>
    <style:style style:name="Table1.G" style:family="table-column">
      <style:table-column-properties style:column-width="0.9382in" style:rel-column-width="8878*"/>
    </style:style>
    <style:style style:name="Table1.H" style:family="table-column">
      <style:table-column-properties style:column-width="1.0014in" style:rel-column-width="9476*"/>
    </style:style>
    <style:style style:name="Table1.I" style:family="table-column">
      <style:table-column-properties style:column-width="0.3632in" style:rel-column-width="34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11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99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3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4" style:family="paragraph" style:parent-style-name="Table_20_Contents">
      <style:text-properties fo:font-size="8pt" fo:font-weight="bold" officeooo:rsid="001c48ad" officeooo:paragraph-rsid="001c48a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officeooo:rsid="001c48ad" officeooo:paragraph-rsid="001c48ad" fo:background-color="#fff200" style:font-size-asian="8pt" style:font-size-complex="8pt"/>
    </style:style>
    <style:style style:name="P6" style:family="paragraph" style:parent-style-name="Table_20_Contents">
      <style:text-properties fo:font-size="8pt" officeooo:rsid="001c48ad" officeooo:paragraph-rsid="00264038" fo:background-color="#72bf44" style:font-size-asian="8pt" style:font-size-complex="8pt"/>
    </style:style>
    <style:style style:name="P7" style:family="paragraph" style:parent-style-name="Table_20_Contents">
      <style:text-properties fo:font-size="8pt" officeooo:rsid="00264038" officeooo:paragraph-rsid="00264038" fo:background-color="#1b75bc" style:font-size-asian="8pt" style:font-size-complex="8pt"/>
    </style:style>
    <style:style style:name="P8" style:family="paragraph" style:parent-style-name="Table_20_Contents">
      <style:text-properties fo:font-size="8pt" officeooo:rsid="0027b29c" officeooo:paragraph-rsid="0027b29c" fo:background-color="#ef413d" style:font-size-asian="8pt" style:font-size-complex="8pt"/>
    </style:style>
    <style:style style:name="P9" style:family="paragraph" style:parent-style-name="Table_20_Contents">
      <style:text-properties fo:font-size="8pt" officeooo:rsid="0028fdf3" officeooo:paragraph-rsid="0028fdf3" fo:background-color="#ef413d" style:font-size-asian="8pt" style:font-size-complex="8pt"/>
    </style:style>
    <style:style style:name="P10" style:family="paragraph" style:parent-style-name="Table_20_Contents">
      <style:text-properties officeooo:rsid="002369c9" officeooo:paragraph-rsid="002369c9"/>
    </style:style>
    <style:style style:name="P11" style:family="paragraph" style:parent-style-name="Table_20_Contents">
      <style:text-properties fo:font-size="9pt" officeooo:rsid="002427bb" officeooo:paragraph-rsid="002427bb" fo:background-color="#fff200" style:font-size-asian="9pt" style:font-size-complex="9pt"/>
    </style:style>
    <style:style style:name="P12" style:family="paragraph" style:parent-style-name="Standard">
      <style:text-properties officeooo:rsid="001c48ad" officeooo:paragraph-rsid="001c48ad"/>
    </style:style>
    <style:style style:name="P13" style:family="paragraph" style:parent-style-name="Standard">
      <style:text-properties officeooo:paragraph-rsid="001c48ad"/>
    </style:style>
    <style:style style:name="P14" style:family="paragraph" style:parent-style-name="Table_20_Contents">
      <style:text-properties fo:font-size="8pt" officeooo:rsid="00254778" officeooo:paragraph-rsid="00254778" fo:background-color="#fff200" style:font-size-asian="8pt" style:font-size-complex="8pt"/>
    </style:style>
    <style:style style:name="P15" style:family="paragraph" style:parent-style-name="Table_20_Contents">
      <style:text-properties fo:font-size="8pt" officeooo:rsid="00263d65" officeooo:paragraph-rsid="00263d65" fo:background-color="#72bf44" style:font-size-asian="8pt" style:font-size-complex="8pt"/>
    </style:style>
    <style:style style:name="P16" style:family="paragraph" style:parent-style-name="Table_20_Contents">
      <style:text-properties fo:font-size="8pt" officeooo:rsid="00263d65" officeooo:paragraph-rsid="002026d0" fo:background-color="#72bf44" style:font-size-asian="8pt" style:font-size-complex="8pt"/>
    </style:style>
    <style:style style:name="P17" style:family="paragraph" style:parent-style-name="Table_20_Contents">
      <style:text-properties fo:font-size="8pt" officeooo:rsid="00263d65" officeooo:paragraph-rsid="00354083" fo:background-color="#72bf44" style:font-size-asian="8pt" style:font-size-complex="8pt"/>
    </style:style>
    <style:style style:name="P18" style:family="paragraph" style:parent-style-name="Table_20_Contents">
      <style:text-properties fo:font-size="8pt" officeooo:rsid="001c48ad" officeooo:paragraph-rsid="001c48ad" fo:background-color="#72bf44" style:font-size-asian="8pt" style:font-size-complex="8pt"/>
    </style:style>
    <style:style style:name="P19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20" style:family="paragraph" style:parent-style-name="Table_20_Contents">
      <style:text-properties fo:font-size="8pt" officeooo:rsid="001dbaf0" officeooo:paragraph-rsid="002f1cdf" style:font-size-asian="8pt" style:font-size-complex="8pt"/>
    </style:style>
    <style:style style:name="P21" style:family="paragraph" style:parent-style-name="Table_20_Contents">
      <style:text-properties fo:font-size="8pt" officeooo:rsid="002f1cdf" officeooo:paragraph-rsid="002f1cdf" style:font-size-asian="8pt" style:font-size-complex="8pt"/>
    </style:style>
    <style:style style:name="P22" style:family="paragraph" style:parent-style-name="Table_20_Contents">
      <style:text-properties fo:font-size="8pt" officeooo:rsid="001c48ad" officeooo:paragraph-rsid="001c48ad" fo:background-color="#f9a870" style:font-size-asian="8pt" style:font-size-complex="8pt"/>
    </style:style>
    <style:style style:name="P23" style:family="paragraph" style:parent-style-name="Table_20_Contents">
      <style:text-properties fo:font-size="8pt" officeooo:rsid="001dbaf0" officeooo:paragraph-rsid="001dbaf0" fo:background-color="#f9a870" style:font-size-asian="8pt" style:font-size-complex="8pt"/>
    </style:style>
    <style:style style:name="P24" style:family="paragraph" style:parent-style-name="Table_20_Contents">
      <style:text-properties fo:font-size="8pt" officeooo:rsid="00354083" officeooo:paragraph-rsid="00354083" fo:background-color="#adc5e7" style:font-size-asian="8pt" style:font-size-complex="8pt"/>
    </style:style>
    <style:style style:name="P25" style:family="paragraph" style:parent-style-name="Table_20_Contents">
      <style:text-properties officeooo:rsid="002f1cdf" officeooo:paragraph-rsid="002f1cdf"/>
    </style:style>
    <style:style style:name="P26" style:family="paragraph" style:parent-style-name="Table_20_Contents">
      <style:text-properties officeooo:rsid="003039f8" officeooo:paragraph-rsid="003039f8"/>
    </style:style>
    <style:style style:name="P27" style:family="paragraph" style:parent-style-name="Table_20_Contents">
      <style:text-properties officeooo:rsid="00354083" officeooo:paragraph-rsid="00354083"/>
    </style:style>
    <style:style style:name="P28" style:family="paragraph" style:parent-style-name="Standard">
      <style:text-properties officeooo:rsid="001c48ad" officeooo:paragraph-rsid="001c48ad"/>
    </style:style>
    <style:style style:name="P29" style:family="paragraph" style:parent-style-name="Standard">
      <style:text-properties officeooo:paragraph-rsid="002d8454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1c48ad" officeooo:paragraph-rsid="001c48ad" style:font-weight-asian="bold" style:font-weight-complex="bold"/>
    </style:style>
    <style:style style:name="T1" style:family="text">
      <style:text-properties officeooo:rsid="001dbaf0"/>
    </style:style>
    <style:style style:name="T2" style:family="text">
      <style:text-properties officeooo:rsid="00254778"/>
    </style:style>
    <style:style style:name="T3" style:family="text">
      <style:text-properties officeooo:rsid="002f1cdf" fo:background-color="#f9a870" loext:char-shading-value="0"/>
    </style:style>
    <style:style style:name="T4" style:family="text">
      <style:text-properties fo:background-color="#f9a870" loext:char-shading-value="0"/>
    </style:style>
    <style:style style:name="T5" style:family="text">
      <style:text-properties officeooo:rsid="0030b1e3" fo:background-color="#f9a870" loext:char-shading-value="0"/>
    </style:style>
    <style:style style:name="T6" style:family="text">
      <style:text-properties officeooo:rsid="00320a5a" fo:background-color="#f9a870" loext:char-shading-value="0"/>
    </style:style>
    <style:style style:name="T7" style:family="text">
      <style:text-properties officeooo:rsid="0032d387" fo:background-color="#f9a870" loext:char-shading-value="0"/>
    </style:style>
    <style:style style:name="T8" style:family="text">
      <style:text-properties officeooo:rsid="00335f05" fo:background-color="#f9a870" loext:char-shading-value="0"/>
    </style:style>
    <style:style style:name="T9" style:family="text">
      <style:text-properties officeooo:rsid="00317727"/>
    </style:style>
    <style:style style:name="T10" style:family="text">
      <style:text-properties officeooo:rsid="00335f05"/>
    </style:style>
    <style:style style:name="T11" style:family="text">
      <style:text-properties officeooo:rsid="00353ff0"/>
    </style:style>
    <style:style style:name="T12" style:family="text">
      <style:text-properties officeooo:rsid="00354083" fo:background-color="#adc5e7" loext:char-shading-value="0"/>
    </style:style>
    <style:style style:name="T13" style:family="text">
      <style:text-properties officeooo:rsid="00355a66" fo:background-color="#adc5e7" loext:char-shading-value="0"/>
    </style:style>
    <style:style style:name="T14" style:family="text">
      <style:text-properties officeooo:rsid="00355a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cadem1 fixtures STD1.yml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3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4">Eleve:</text:p>
          </table:table-cell>
          <table:table-cell table:style-name="Table1.A1" office:value-type="string">
            <text:p text:style-name="P4">ELEVE_1</text:p>
          </table:table-cell>
          <table:table-cell table:style-name="Table1.F1" table:number-rows-spanned="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Section:</text:p>
          </table:table-cell>
          <table:table-cell table:style-name="Table1.D2" office:value-type="string">
            <text:p text:style-name="P4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Sequence:</text:p>
          </table:table-cell>
          <table:table-cell table:style-name="Table1.D2" office:value-type="string">
            <text:p text:style-name="P4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7">Field_Fr<text:span text:style-name="T10">#1</text:span></text:p>
            <text:p text:style-name="P5">Francais<text:span text:style-name="T10">#1</text:span></text:p>
            <text:p text:style-name="P8">francais<text:span text:style-name="T10">#2</text:span></text:p>
            <text:p text:style-name="P18">(prof_fr_1)<text:span text:style-name="T10">#1</text:span></text:p>
            <text:p text:style-name="P24">coef:6</text:p>
          </table:table-cell>
          <table:table-cell table:style-name="Table1.D2" office:value-type="string">
            <text:p text:style-name="P7">Field_Ang<text:span text:style-name="T10">#2</text:span></text:p>
            <text:p text:style-name="P14">Anglais<text:span text:style-name="T10">#2</text:span></text:p>
            <text:p text:style-name="P8">Anglais<text:span text:style-name="T10">#2</text:span></text:p>
            <text:p text:style-name="P15">(prof_ang_1)<text:span text:style-name="T10">#2</text:span></text:p>
            <text:p text:style-name="P24">coef:<text:span text:style-name="T14">3</text:span></text:p>
          </table:table-cell>
          <table:table-cell table:style-name="Table1.D2" office:value-type="string">
            <text:p text:style-name="P7">Field_HG<text:span text:style-name="T10">#3</text:span></text:p>
            <text:p text:style-name="P14">Hist/Geo<text:span text:style-name="T10">#3</text:span></text:p>
            <text:p text:style-name="P8">Hist/Geo<text:span text:style-name="T10">#3</text:span></text:p>
            <text:p text:style-name="P16">(prof_hg_1)<text:span text:style-name="T10">#3</text:span></text:p>
            <text:p text:style-name="P24">coef:<text:span text:style-name="T14">3</text:span></text:p>
          </table:table-cell>
          <table:table-cell table:style-name="Table1.D2" office:value-type="string">
            <text:p text:style-name="P7"><text:span text:style-name="T2">F</text:span>ield_ECOFA<text:span text:style-name="T10">#4</text:span></text:p>
            <text:p text:style-name="P14">ECOFA<text:span text:style-name="T10">#4</text:span></text:p>
            <text:p text:style-name="P9"><text:span text:style-name="T2">e</text:span>cofa<text:span text:style-name="T10">#4</text:span></text:p>
            <text:p text:style-name="P16">(prof_ECOFA_1)<text:span text:style-name="T10">#4</text:span></text:p>
            <text:p text:style-name="P24">coef:<text:span text:style-name="T14">2</text:span></text:p>
          </table:table-cell>
          <table:table-cell table:style-name="Table1.D2" office:value-type="string">
            <text:p text:style-name="P7"><text:span text:style-name="T2">F</text:span>ield_Bio<text:span text:style-name="T10">#5</text:span></text:p>
            <text:p text:style-name="P14">Biologie<text:span text:style-name="T10">#5</text:span></text:p>
            <text:p text:style-name="P9">biologie<text:span text:style-name="T10">#5</text:span></text:p>
            <text:p text:style-name="P16">(prof_bio_1)<text:span text:style-name="T10">#5</text:span></text:p>
            <text:p text:style-name="P24">coef:<text:span text:style-name="T14">3</text:span></text:p>
          </table:table-cell>
          <table:table-cell table:style-name="Table1.D2" office:value-type="string">
            <text:p text:style-name="P7"><text:span text:style-name="T2">F</text:span>ield_Maths<text:span text:style-name="T10">#6</text:span></text:p>
            <text:p text:style-name="P14">Maths<text:span text:style-name="T10">#6</text:span></text:p>
            <text:p text:style-name="P9"><text:span text:style-name="T2">m</text:span>aths<text:span text:style-name="T10">#6</text:span></text:p>
            <text:p text:style-name="P17">(prof_maths_1)<text:span text:style-name="T10">#6</text:span><text:span text:style-name="T12">coef:</text:span><text:span text:style-name="T13">5</text:span></text:p>
          </table:table-cell>
          <table:table-cell table:style-name="Table1.D2" office:value-type="string">
            <text:p text:style-name="P7"><text:span text:style-name="T2">F</text:span>ield_PC<text:span text:style-name="T10">#7</text:span></text:p>
            <text:p text:style-name="P14">Physique / Chimie<text:span text:style-name="T10">#7</text:span></text:p>
            <text:p text:style-name="P9"><text:span text:style-name="T2">p</text:span>hysique / chimie<text:span text:style-name="T10">#7</text:span></text:p>
            <text:p text:style-name="P16">(prof_pc_1)<text:span text:style-name="T10">#7</text:span></text:p>
            <text:p text:style-name="P24">coef:<text:span text:style-name="T14">3</text:span></text:p>
          </table:table-cell>
          <table:table-cell table:style-name="Table1.I4" table:number-rows-spanned="5" office:value-type="string">
            <text:p text:style-name="P1"/>
          </table:table-cell>
        </table:table-row>
        <table:table-row>
          <table:table-cell table:style-name="Table1.D2" office:value-type="string">
            <text:p text:style-name="P22">1er Dev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3">1)</text:span></text:p>
          </table:table-cell>
          <table:table-cell table:style-name="Table1.D2" office:value-type="string">
            <text:p text:style-name="P3"><text:span text:style-name="T9">7.5</text:span> <text:span text:style-name="T3">(ev</text:span><text:span text:style-name="T6">5</text:span><text:span text:style-name="T7">#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9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13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3">1</text:span><text:span text:style-name="T8">7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2</text:span><text:span text:style-name="T8">1</text:span><text:span text:style-name="T3">)</text:span></text:p>
          </table:table-cell>
          <table:table-cell table:style-name="Table1.D2" office:value-type="string">
            <text:p text:style-name="P3">10 <text:span text:style-name="T3">(ev</text:span><text:span text:style-name="T7">#</text:span><text:span text:style-name="T6">2</text:span><text:span text:style-name="T8">5</text:span><text:span text:style-name="T3">)</text:span></text:p>
          </table:table-cell>
          <table:covered-table-cell/>
        </table:table-row>
        <table:table-row>
          <table:table-cell table:style-name="Table1.D2" office:value-type="string">
            <text:p text:style-name="P22">2em Dev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5">2</text:span><text:span text:style-name="T3">)</text:span></text:p>
          </table:table-cell>
          <table:table-cell table:style-name="Table1.D2" office:value-type="string">
            <text:p text:style-name="P20"><text:span text:style-name="T9">8.5</text:span> <text:span text:style-name="T3">(ev</text:span><text:span text:style-name="T7">#</text:span><text:span text:style-name="T6">6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10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1</text:span><text:span text:style-name="T8">4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1</text:span><text:span text:style-name="T8">8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2</text:span><text:span text:style-name="T8">2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2</text:span><text:span text:style-name="T8">6</text:span><text:span text:style-name="T3">)</text:span></text:p>
          </table:table-cell>
          <table:covered-table-cell/>
        </table:table-row>
        <table:table-row>
          <table:table-cell table:style-name="Table1.D2" office:value-type="string">
            <text:p text:style-name="P22">3em Dev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5">3</text:span><text:span text:style-name="T3">)</text:span></text:p>
          </table:table-cell>
          <table:table-cell table:style-name="Table1.D2" office:value-type="string">
            <text:p text:style-name="P20"><text:span text:style-name="T9">9.5</text:span> <text:span text:style-name="T3">(ev</text:span><text:span text:style-name="T7">#</text:span><text:span text:style-name="T6">7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11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1</text:span><text:span text:style-name="T8">5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1</text:span><text:span text:style-name="T8">9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2</text:span><text:span text:style-name="T8">3</text:span><text:span text:style-name="T3">)</text:span></text:p>
          </table:table-cell>
          <table:table-cell table:style-name="Table1.D2" office:value-type="string">
            <text:p text:style-name="P20">10 <text:span text:style-name="T3">(ev</text:span><text:span text:style-name="T7">#</text:span><text:span text:style-name="T6">2</text:span><text:span text:style-name="T8">7</text:span><text:span text:style-name="T3">)</text:span></text:p>
          </table:table-cell>
          <table:covered-table-cell/>
        </table:table-row>
        <table:table-row>
          <table:table-cell table:style-name="Table1.D2" office:value-type="string">
            <text:p text:style-name="P23">Composition</text:p>
          </table:table-cell>
          <table:table-cell table:style-name="Table1.D2" office:value-type="string">
            <text:p text:style-name="P21"><text:span text:style-name="T11">9.5</text:span> <text:span text:style-name="T4">(ev</text:span><text:span text:style-name="T7">#</text:span><text:span text:style-name="T5">4</text:span><text:span text:style-name="T4">)</text:span></text:p>
          </table:table-cell>
          <table:table-cell table:style-name="Table1.D2" office:value-type="string">
            <text:p text:style-name="P21">10 <text:span text:style-name="T4">(ev</text:span><text:span text:style-name="T7">#</text:span><text:span text:style-name="T6">8)</text:span></text:p>
          </table:table-cell>
          <table:table-cell table:style-name="Table1.D2" office:value-type="string">
            <text:p text:style-name="P21">10 <text:span text:style-name="T4">(ev</text:span><text:span text:style-name="T7">#</text:span><text:span text:style-name="T6">12</text:span><text:span text:style-name="T4">)</text:span></text:p>
          </table:table-cell>
          <table:table-cell table:style-name="Table1.D2" office:value-type="string">
            <text:p text:style-name="P21">10 <text:span text:style-name="T4">(ev</text:span><text:span text:style-name="T7">#</text:span><text:span text:style-name="T6">1</text:span><text:span text:style-name="T8">6</text:span><text:span text:style-name="T4">)</text:span></text:p>
          </table:table-cell>
          <table:table-cell table:style-name="Table1.D2" office:value-type="string">
            <text:p text:style-name="P21">10 <text:span text:style-name="T4">(ev</text:span><text:span text:style-name="T7">#</text:span><text:span text:style-name="T8">20</text:span><text:span text:style-name="T4">)</text:span></text:p>
          </table:table-cell>
          <table:table-cell table:style-name="Table1.D2" office:value-type="string">
            <text:p text:style-name="P21">10 <text:span text:style-name="T4">(ev</text:span><text:span text:style-name="T7">#</text:span><text:span text:style-name="T6">2</text:span><text:span text:style-name="T8">4</text:span><text:span text:style-name="T4">)</text:span></text:p>
          </table:table-cell>
          <table:table-cell table:style-name="Table1.D2" office:value-type="string">
            <text:p text:style-name="P21">10 <text:span text:style-name="T4">(ev</text:span><text:span text:style-name="T7">#</text:span><text:span text:style-name="T6">2</text:span><text:span text:style-name="T8">8</text:span><text:span text:style-name="T4">)</text:span></text:p>
          </table:table-cell>
          <table:covered-table-cell/>
        </table:table-row>
      </table:table>
      <text:p text:style-name="P12"/>
      <text:p text:style-name="P12"/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Coleur</text:p>
          </table:table-cell>
          <table:table-cell table:style-name="Table2.B1" office:value-type="string">
            <text:p text:style-name="P10">Signification</text:p>
          </table:table-cell>
        </table:table-row>
        <table:table-row>
          <table:table-cell table:style-name="Table2.A2" office:value-type="string">
            <text:p text:style-name="P11">Program</text:p>
          </table:table-cell>
          <table:table-cell table:style-name="Table2.B2" office:value-type="string">
            <text:p text:style-name="P26">Program</text:p>
          </table:table-cell>
        </table:table-row>
        <table:table-row>
          <table:table-cell table:style-name="Table2.A2" office:value-type="string">
            <text:p text:style-name="P6">Teacher</text:p>
          </table:table-cell>
          <table:table-cell table:style-name="Table2.B2" office:value-type="string">
            <text:p text:style-name="P26">Teacher</text:p>
          </table:table-cell>
        </table:table-row>
        <table:table-row>
          <table:table-cell table:style-name="Table2.A2" office:value-type="string">
            <text:p text:style-name="P7">Field</text:p>
          </table:table-cell>
          <table:table-cell table:style-name="Table2.B2" office:value-type="string">
            <text:p text:style-name="P26">Field</text:p>
          </table:table-cell>
        </table:table-row>
        <table:table-row>
          <table:table-cell table:style-name="Table2.A2" office:value-type="string">
            <text:p text:style-name="P8">francais</text:p>
          </table:table-cell>
          <table:table-cell table:style-name="Table2.B2" office:value-type="string">
            <text:p text:style-name="P26">AffectedProgram</text:p>
          </table:table-cell>
        </table:table-row>
        <table:table-row>
          <table:table-cell table:style-name="Table2.A2" office:value-type="string">
            <text:p text:style-name="P20"><text:span text:style-name="T3">(ev1)</text:span></text:p>
          </table:table-cell>
          <table:table-cell table:style-name="Table2.B2" office:value-type="string">
            <text:p text:style-name="P25">Evaluation</text:p>
          </table:table-cell>
        </table:table-row>
        <table:table-row>
          <table:table-cell table:style-name="Table2.A2" office:value-type="string">
            <text:p text:style-name="P24">coef:6</text:p>
          </table:table-cell>
          <table:table-cell table:style-name="Table2.B2" office:value-type="string">
            <text:p text:style-name="P27">Coefficient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1-15T15:09:36.626943983</dc:date>
    <meta:editing-duration>P1DT22H18M27S</meta:editing-duration>
    <meta:editing-cycles>19</meta:editing-cycles>
    <meta:generator>LibreOffice/6.0.7.3$Linux_X86_64 LibreOffice_project/00m0$Build-3</meta:generator>
    <meta:document-statistic meta:table-count="2" meta:image-count="0" meta:object-count="0" meta:page-count="1" meta:paragraph-count="87" meta:word-count="126" meta:character-count="849" meta:non-whitespace-character-count="810"/>
  </office:meta>
</office:document-meta>
</file>